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175cm" svg:height="2.54cm" svg:x="10.525cm" svg:y="6.08cm">
          <text:p text:style-name="P1">Block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3.175cm" svg:height="2.54cm" svg:x="3.54cm" svg:y="12.43cm">
          <text:p text:style-name="P1">Data </text:p>
          <text:p text:style-name="P1">Col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3.175cm" svg:height="2.54cm" svg:x="16.24cm" svg:y="12.43cm">
          <text:p text:style-name="P1">Data </text:p>
          <text:p text:style-name="P1">S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43cm" svg:y1="2.27cm" svg:x2="12.43cm" svg:y2="6.08cm">
          <text:p/>
        </draw:line>
        <draw:frame draw:style-name="gr3" draw:layer="layout" svg:width="1.905cm" svg:height="1.038cm" svg:x="10.525cm" svg:y="2.905cm">
          <draw:text-box>
            <text:p>start</text:p>
          </draw:text-box>
        </draw:frame>
        <draw:frame draw:style-name="gr4" draw:text-style-name="P2" draw:layer="layout" svg:width="7.62cm" svg:height="1.893cm" svg:x="1.635cm" svg:y="1.635cm">
          <draw:text-box>
            <text:p><text:span text:style-name="T1">Basic state diagram (MN)</text:span></text:p>
          </draw:text-box>
        </draw:frame>
        <draw:connector draw:style-name="gr2" draw:text-style-name="P1" draw:layer="layout" draw:type="curve" svg:x1="18.948cm" svg:y1="14.597cm" svg:x2="19.415cm" svg:y2="13.699cm" draw:start-shape="id1" draw:start-glue-point="9" draw:end-shape="id1" draw:end-glue-point="10" svg:d="m18948 14597c0 1309 483 1091 787 540s428-1438-320-1438">
          <text:p/>
        </draw:connector>
        <draw:connector draw:style-name="gr2" draw:text-style-name="P1" draw:layer="layout" draw:type="curve" svg:x1="16.704cm" svg:y1="12.801cm" svg:x2="13.7cm" svg:y2="7.349cm" draw:start-shape="id1" draw:start-glue-point="5" draw:end-shape="id2" draw:end-glue-point="10" svg:d="m16704 12801c0-3635-1001-5452-3004-5452">
          <text:p/>
        </draw:connector>
        <draw:frame draw:style-name="gr5" draw:layer="layout" svg:width="5.715cm" svg:height="2.155cm" svg:x="14.97cm" svg:y="16.24cm">
          <draw:text-box>
            <text:p>no max attempts / next packet</text:p>
          </draw:text-box>
        </draw:frame>
        <draw:connector draw:style-name="gr2" draw:text-style-name="P1" draw:layer="layout" draw:type="curve" svg:x1="6.248cm" svg:y1="12.801cm" svg:x2="10.525cm" svg:y2="7.349cm" draw:start-shape="id3" draw:start-glue-point="11" draw:end-shape="id2" draw:end-glue-point="6" svg:d="m6248 12801c0-3635 1425-5452 4277-5452">
          <text:p/>
        </draw:connector>
        <draw:connector draw:style-name="gr2" draw:text-style-name="P1" draw:layer="layout" draw:type="curve" svg:x1="13.233cm" svg:y1="8.247cm" svg:x2="16.24cm" svg:y2="13.699cm" draw:start-shape="id2" draw:start-glue-point="9" draw:end-shape="id1" draw:end-glue-point="6" svg:d="m13233 8247c0 3635 1002 5452 3007 5452">
          <text:p/>
        </draw:connector>
        <draw:connector draw:style-name="gr2" draw:text-style-name="P1" draw:layer="layout" draw:type="curve" svg:x1="5.127cm" svg:y1="14.97cm" svg:x2="17.827cm" svg:y2="14.97cm" draw:start-shape="id3" draw:start-glue-point="8" draw:end-shape="id1" draw:end-glue-point="8" svg:d="m5127 14970c0 750 12700 750 12700 0">
          <text:p/>
        </draw:connector>
        <draw:connector draw:style-name="gr2" draw:text-style-name="P1" draw:layer="layout" draw:type="curve" svg:x1="10.989cm" svg:y1="8.247cm" svg:x2="6.715cm" svg:y2="13.699cm" draw:start-shape="id2" draw:start-glue-point="7" draw:end-shape="id3" draw:end-glue-point="10" svg:d="m10989 8247c0 3635-1424 5452-4274 5452">
          <text:p/>
        </draw:connector>
        <draw:frame draw:style-name="gr6" draw:layer="layout" svg:width="4.445cm" svg:height="1.52cm" svg:x="7.985cm" svg:y="12.18cm">
          <draw:text-box>
            <text:p>timer expired</text:p>
          </draw:text-box>
        </draw:frame>
        <draw:frame draw:style-name="gr6" draw:layer="layout" svg:width="4.445cm" svg:height="1.825cm" svg:x="4.81cm" svg:y="8.7cm">
          <draw:text-box>
            <text:p>less than 10 samples</text:p>
          </draw:text-box>
        </draw:frame>
        <draw:frame draw:style-name="gr6" draw:layer="layout" svg:width="5.08cm" svg:height="1.52cm" svg:x="7.985cm" svg:y="15.605cm">
          <draw:text-box>
            <text:p>10 samples</text:p>
          </draw:text-box>
        </draw:frame>
        <draw:frame draw:style-name="gr6" draw:layer="layout" svg:width="5.715cm" svg:height="1.825cm" svg:x="11.16cm" svg:y="9.97cm">
          <draw:text-box>
            <text:p>send “hello” / received message</text:p>
          </draw:text-box>
        </draw:frame>
        <draw:frame draw:style-name="gr5" draw:layer="layout" svg:width="5.08cm" svg:height="2.155cm" svg:x="15.605cm" svg:y="7.35cm">
          <draw:text-box>
            <text:p>max attempts / no next pack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arlos </meta:initial-creator>
    <meta:creation-date>2010-12-16T16:58:47</meta:creation-date>
    <dc:date>2011-01-28T17:44:47</dc:date>
    <meta:editing-duration>PT00H33M56S</meta:editing-duration>
    <meta:editing-cycles>8</meta:editing-cycles>
    <meta:generator>OpenOffice.org/3.0$Linux OpenOffice.org_project/300m15$Build-9379</meta:generator>
    <meta:document-statistic meta:object-count="18"/>
  </office:meta>
</office:document-meta>
</file>